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Grant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2" table:default-cell-style-name="ce7"/>
        <table:table-row table:style-name="ro1">
          <table:table-cell table:style-name="ce1" office:value-type="string" calcext:value-type="string">
            <text:p>Link</text:p>
          </table:table-cell>
          <table:table-cell table:style-name="ce2" office:value-type="string" calcext:value-type="string">
            <text:p>Deadline</text:p>
          </table:table-cell>
          <table:table-cell table:style-name="ce4" office:value-type="string" calcext:value-type="string">
            <text:p>Suitable for us</text:p>
          </table:table-cell>
          <table:table-cell table:style-name="ce6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https://5x5night.com/submit-your-idea/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5000" calcext:value-type="currency">
            <text:p>$5,000.00</text:p>
          </table:table-cell>
        </table:table-row>
        <table:table-row table:style-name="ro1">
          <table:table-cell office:value-type="string" calcext:value-type="string">
            <text:p>https://manifund.org/acx-grants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https://www.1517fund.com/medici-projec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https://www.awesomefoundation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https://bellaregrants.netlify.app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table:style-name="ce8" office:value-type="currency" office:currency="USD" office:value="1260" calcext:value-type="currency">
            <text:p>$1,260.00</text:p>
          </table:table-cell>
        </table:table-row>
        <table:table-row table:style-name="ro1">
          <table:table-cell office:value-type="string" calcext:value-type="string">
            <text:p>https://cactuscapital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office:value-type="string" calcext:value-type="string">
            <text:p>https://eire-ventures.com/p/micro-gran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500" calcext:value-type="currency">
            <text:p>$500.00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Grants.C1:Grants.C1048576">
            <calcext:condition calcext:apply-style-name="Good" calcext:value="contains-text(&quot;yes&quot;)" calcext:base-cell-address="Grants.C1"/>
          </calcext:conditional-format>
          <calcext:conditional-format calcext:target-range-address="Grants.B1:Grants.B1048576">
            <calcext:condition calcext:apply-style-name="Error" calcext:value="contains-text(&quot;expired&quot;)" calcext:base-cell-address="Grants.B1"/>
          </calcext:conditional-format>
          <calcext:conditional-format calcext:target-range-address="Grants.B1:Grants.B1048576">
            <calcext:condition calcext:apply-style-name="Good" calcext:value="contains-text(&quot;available&quot;)" calcext:base-cell-address="Grants.B1"/>
          </calcext:conditional-format>
          <calcext:conditional-format calcext:target-range-address="Grants.C1:Grants.C1048576">
            <calcext:condition calcext:apply-style-name="Error" calcext:value="contains-text(&quot;no&quot;)" calcext:base-cell-address="Grants.C1"/>
          </calcext:conditional-format>
        </calcext:conditional-formats>
      </table:table>
      <table:table table:name="Fellowship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2" table:default-cell-style-name="ce7"/>
        <table:table-row table:style-name="ro1">
          <table:table-cell table:style-name="ce1" office:value-type="string" calcext:value-type="string">
            <text:p>Link</text:p>
          </table:table-cell>
          <table:table-cell table:style-name="ce9" office:value-type="string" calcext:value-type="string">
            <text:p>Deadline</text:p>
          </table:table-cell>
          <table:table-cell table:style-name="ce11" office:value-type="string" calcext:value-type="string">
            <text:p>Suitable for us</text:p>
          </table:table-cell>
          <table:table-cell table:style-name="ce6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https://echoinggreen.org/fellowship/apply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90000" calcext:value-type="currency">
            <text:p>$90,000.0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8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ellowship.C1:Fellowship.C1048576">
            <calcext:condition calcext:apply-style-name="Good" calcext:value="contains-text(&quot;yes&quot;)" calcext:base-cell-address="Fellowship.C1"/>
          </calcext:conditional-format>
          <calcext:conditional-format calcext:target-range-address="Fellowship.B1:Fellowship.B1048576">
            <calcext:condition calcext:apply-style-name="Error" calcext:value="contains-text(&quot;expired&quot;)" calcext:base-cell-address="Fellowship.B1"/>
          </calcext:conditional-format>
          <calcext:conditional-format calcext:target-range-address="Fellowship.B1:Fellowship.B1048576">
            <calcext:condition calcext:apply-style-name="Good" calcext:value="contains-text(&quot;available&quot;)" calcext:base-cell-address="Fellowship.B1"/>
          </calcext:conditional-format>
          <calcext:conditional-format calcext:target-range-address="Fellowship.C1:Fellowship.C1048576">
            <calcext:condition calcext:apply-style-name="Error" calcext:value="contains-text(&quot;no&quot;)" calcext:base-cell-address="Fellowship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8:19:45.848592937</meta:creation-date>
    <dc:date>2025-01-27T18:50:30.562298428</dc:date>
    <meta:editing-duration>PT8M43S</meta:editing-duration>
    <meta:editing-cycles>1</meta:editing-cycles>
    <meta:generator>LibreOffice/24.2.7.2$Linux_X86_64 LibreOffice_project/420$Build-2</meta:generator>
    <meta:document-statistic meta:table-count="2" meta:cell-count="40" meta:object-count="0"/>
  </office:meta>
</office:document-meta>
</file>